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text-properties officeooo:rsid="16bcf6a6" officeooo:paragraph-rsid="16bcf6a6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8" style:family="paragraph" style:parent-style-name="Text_20_body">
      <style:paragraph-properties fo:text-align="start" style:justify-single-word="false"/>
      <style:text-properties officeooo:rsid="16be7978" officeooo:paragraph-rsid="16be7978"/>
    </style:style>
    <style:style style:name="P19" style:family="paragraph" style:parent-style-name="Text_20_body">
      <style:paragraph-properties fo:text-align="start" style:justify-single-word="false"/>
      <style:text-properties officeooo:rsid="16bf516f" officeooo:paragraph-rsid="16bf516f"/>
    </style:style>
    <style:style style:name="P20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21" style:family="paragraph" style:parent-style-name="Text_20_body">
      <style:paragraph-properties fo:text-align="start" style:justify-single-word="false"/>
      <style:text-properties officeooo:rsid="16c04383" officeooo:paragraph-rsid="16c04383"/>
    </style:style>
    <style:style style:name="P22" style:family="paragraph" style:parent-style-name="Text_20_body">
      <style:paragraph-properties fo:text-align="start" style:justify-single-word="false"/>
      <style:text-properties officeooo:rsid="16c67add" officeooo:paragraph-rsid="16c67add"/>
    </style:style>
    <style:style style:name="P23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24" style:family="paragraph" style:parent-style-name="Text_20_body">
      <style:paragraph-properties fo:text-align="start" style:justify-single-word="false"/>
      <style:text-properties officeooo:rsid="16c6f369" officeooo:paragraph-rsid="16c6f369"/>
    </style:style>
    <style:style style:name="P25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2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27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8" style:family="paragraph" style:parent-style-name="Heading_20_1">
      <style:text-properties officeooo:rsid="16bcf6a6" officeooo:paragraph-rsid="16bcf6a6"/>
    </style:style>
    <style:style style:name="P2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  <style:style style:name="T17" style:family="text">
      <style:text-properties officeooo:rsid="16bf554b"/>
    </style:style>
    <style:style style:name="T18" style:family="text">
      <style:text-properties officeooo:rsid="16c2b50f"/>
    </style:style>
    <style:style style:name="T19" style:family="text">
      <style:text-properties officeooo:rsid="16c59d65"/>
    </style:style>
    <style:style style:name="T20" style:family="text">
      <style:text-properties officeooo:rsid="16c636be"/>
    </style:style>
    <style:style style:name="T21" style:family="text">
      <style:text-properties officeooo:rsid="16c6f3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6">Rituál regenerace – <text:span text:style-name="T21">Visidiría </text:span>sandév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p text:style-name="P20">Neutralizuj jed – <text:span text:style-name="T20">Landen verhar</text:span>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27">Lektvar regenerace – Visidiría brahen</text:p>
      <text:p text:style-name="P3">Očarování rukavic ze srsti huňáče – <text:span text:style-name="T14">Ervadui vran víš belen tlana</text:span></text:p>
      <text:h text:style-name="P28" text:outline-level="1">Očarování</text:h>
      <text:p text:style-name="P16">Nechť tyto rukavice soustředí sílu blesku – <text:span text:style-name="T17">Ade bal belen tlana penen svůš</text:span></text:p>
      <text:h text:style-name="Heading_20_1" text:outline-level="1">Slovník</text:h>
      <text:p text:style-name="P4">Hojit, <text:span text:style-name="T21">léčit</text:span> – <text:span text:style-name="T2">L</text:span>anden</text:p>
      <text:p text:style-name="P24">Regenerace: Visidiría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7">Očarování – Ervadui</text:p>
      <text:p text:style-name="P18"><text:soft-page-break/>Nechť – Ade</text:p>
      <text:p text:style-name="P19">Tento, tyto – bal</text:p>
      <text:p text:style-name="P21"><text:span text:style-name="T18">S</text:span>oustředit – penen</text:p>
      <text:p text:style-name="P20">Jed – <text:span text:style-name="T19">verhar</text:span></text:p>
      <text:p text:style-name="P22">Era - věčn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7T14:43:28.372000000</dc:date>
    <meta:print-date>2113-01-01T00:00:00</meta:print-date>
    <meta:editing-cycles>10764</meta:editing-cycles>
    <meta:editing-duration>P32DT4H44M46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44" meta:word-count="150" meta:character-count="951" meta:non-whitespace-character-count="816"/>
  </office:meta>
</office:document-meta>
</file>